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IMENEZ MONDRAGON, EDICI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IMENEZ MONDRAGON, EDI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JIMENEZ MONDRAGON, EDI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MPOVERDE ROSILLO, ROBERTH BACN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7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06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